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address_id.partner_id.name&gt;</text:placeholder></text:p>
            <text:p text:style-name="P11">Indirizzo: <text:placeholder text:placeholder-type="text">&lt;o.partner_address_id.street or ""&gt;</text:placeholder></text:p>
            <text:p text:style-name="P11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6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9">3</text:span></text:p>
            </table:table-cell>
            <table:table-cell table:style-name="Tabella6.O1" table:number-rows-spanned="2" office:value-type="string">
              <text:p text:style-name="P8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if test="len(item.product_id.packaging)==1"&gt;</text:placeholder></text:p>
            <text:p text:style-name="P20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0"><text:placeholder text:placeholder-type="text">&lt;/if&gt;</text:placeholder></text:p>
          </table:table-cell>
          <table:table-cell table:style-name="Tabella6.J5" office:value-type="string">
            <text:p text:style-name="P20"><text:placeholder text:placeholder-type="text">&lt;item.product_id.colls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p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oduct_id.standard_price or get_price(item, o)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get_volume_item(item.id)&gt;</text:placeholder></text:p>
          </table:table-cell>
          <table:table-cell table:style-name="Tabella6.O5" office:value-type="string">
            <text:p text:style-name="P20"><text:placeholder text:placeholder-type="text">&lt;formatLang(item.product_qty * item.product_id.standard_price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total_volume(o.id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4">Data consegna: <text:span text:style-name="T10"><text:placeholder text:placeholder-type="text">&lt;formatLang(o.minimum_planned_date, date=True) if o.minimum_planned_date else ""&gt;</text:placeholder></text:span></text:p>
            <text:p text:style-name="P14">Luogo consegna: <text:span text:style-name="T10"><text:placeholder text:placeholder-type="text">&lt;o.delivery_note if o.delivery_note else ""&gt;</text:placeholder></text:span></text:p>
            <text:p text:style-name="P14">Modalità 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9:32:53</dc:date>
    <meta:editing-duration>P7DT1H16M49S</meta:editing-duration>
    <meta:editing-cycles>712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0" meta:word-count="175" meta:character-count="2034" meta:non-whitespace-character-count="1897"/>
    <meta:user-defined meta:name="Info 1"/>
    <meta:user-defined meta:name="Info 2"/>
    <meta:user-defined meta:name="Info 3"/>
    <meta:user-defined meta:name="Info 4"/>
  </office:meta>
</office:document-meta>
</file>